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lock freq</text:p>
          </table:table-cell>
          <table:table-cell office:value-type="string" calcext:value-type="string">
            <text:p>T1H</text:p>
          </table:table-cell>
          <table:table-cell office:value-type="string" calcext:value-type="string">
            <text:p>Timer cycles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ime error</text:p>
          </table:table-cell>
        </table:table-row>
        <table:table-row table:style-name="ro1">
          <table:table-cell table:formula="of:=48*10^6" office:value-type="float" office:value="48000000" calcext:value-type="float">
            <text:p>48000000</text:p>
          </table:table-cell>
          <table:table-cell table:formula="of:=0.8*10^(-6)" office:value-type="float" office:value="0.0000008" calcext:value-type="float">
            <text:p>8E-07</text:p>
          </table:table-cell>
          <table:table-cell table:formula="of:=[.B2]/[.A$8]" office:value-type="float" office:value="38.4" calcext:value-type="float">
            <text:p>38.4</text:p>
          </table:table-cell>
          <table:table-cell table:formula="of:=ABS(ROUND([.C2])-[.C2])" office:value-type="float" office:value="0.399999999999999" calcext:value-type="float">
            <text:p>0.399999999999999</text:p>
          </table:table-cell>
          <table:table-cell table:formula="of:=([.D2]/48) * 1000" office:value-type="float" office:value="8.3333333333333" calcext:value-type="float">
            <text:p>8.3333333333333</text:p>
          </table:table-cell>
        </table:table-row>
        <table:table-row table:style-name="ro1">
          <table:table-cell office:value-type="string" calcext:value-type="string">
            <text:p>prescaler</text:p>
          </table:table-cell>
          <table:table-cell office:value-type="string" calcext:value-type="string">
            <text:p>T1L</text:p>
          </table:table-cell>
          <table:table-cell table:number-columns-repeated="2"/>
          <table:table-cell table:formula="of:=([.D3]/48) * 100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0.45*10^(-6)" office:value-type="float" office:value="0.00000045" calcext:value-type="float">
            <text:p>4.5E-07</text:p>
          </table:table-cell>
          <table:table-cell table:formula="of:=[.B4]/[.A$8]" office:value-type="float" office:value="21.6" calcext:value-type="float">
            <text:p>21.6</text:p>
          </table:table-cell>
          <table:table-cell table:formula="of:=ABS(ROUND([.C4])-[.C4])" office:value-type="float" office:value="0.400000000000002" calcext:value-type="float">
            <text:p>0.400000000000002</text:p>
          </table:table-cell>
          <table:table-cell table:formula="of:=([.D4]/48) * 1000" office:value-type="float" office:value="8.33333333333338" calcext:value-type="float">
            <text:p>8.33333333333338</text:p>
          </table:table-cell>
        </table:table-row>
        <table:table-row table:style-name="ro1">
          <table:table-cell office:value-type="string" calcext:value-type="string">
            <text:p>timer freq</text:p>
          </table:table-cell>
          <table:table-cell office:value-type="string" calcext:value-type="string">
            <text:p>T0H</text:p>
          </table:table-cell>
          <table:table-cell table:number-columns-repeated="2"/>
          <table:table-cell table:formula="of:=([.D5]/48) * 1000" office:value-type="float" office:value="0" calcext:value-type="float">
            <text:p>0</text:p>
          </table:table-cell>
        </table:table-row>
        <table:table-row table:style-name="ro1">
          <table:table-cell table:formula="of:=[.A2]/[.A4]" office:value-type="float" office:value="48000000" calcext:value-type="float">
            <text:p>48000000</text:p>
          </table:table-cell>
          <table:table-cell table:formula="of:=0.4*10^(-6)" office:value-type="float" office:value="0.0000004" calcext:value-type="float">
            <text:p>4E-07</text:p>
          </table:table-cell>
          <table:table-cell table:formula="of:=[.B6]/[.A$8]" office:value-type="float" office:value="19.2" calcext:value-type="float">
            <text:p>19.2</text:p>
          </table:table-cell>
          <table:table-cell table:formula="of:=ABS(ROUND([.C6])-[.C6])" office:value-type="float" office:value="0.199999999999999" calcext:value-type="float">
            <text:p>0.199999999999999</text:p>
          </table:table-cell>
          <table:table-cell table:formula="of:=([.D6]/48) * 1000" office:value-type="float" office:value="4.16666666666665" calcext:value-type="float">
            <text:p>4.16666666666665</text:p>
          </table:table-cell>
        </table:table-row>
        <table:table-row table:style-name="ro1">
          <table:table-cell office:value-type="string" calcext:value-type="string">
            <text:p>timer period</text:p>
          </table:table-cell>
          <table:table-cell office:value-type="string" calcext:value-type="string">
            <text:p>T0L</text:p>
          </table:table-cell>
          <table:table-cell table:number-columns-repeated="2"/>
          <table:table-cell table:formula="of:=([.D7]/48) * 1000" office:value-type="float" office:value="0" calcext:value-type="float">
            <text:p>0</text:p>
          </table:table-cell>
        </table:table-row>
        <table:table-row table:style-name="ro1">
          <table:table-cell table:formula="of:=1/[.A6]" office:value-type="float" office:value="0.00000002083333333333" calcext:value-type="float">
            <text:p>2.08333333333333E-08</text:p>
          </table:table-cell>
          <table:table-cell table:formula="of:=0.85*10^(-6)" office:value-type="float" office:value="0.00000085" calcext:value-type="float">
            <text:p>8.5E-07</text:p>
          </table:table-cell>
          <table:table-cell table:formula="of:=[.B8]/[.A$8]" office:value-type="float" office:value="40.8" calcext:value-type="float">
            <text:p>40.8</text:p>
          </table:table-cell>
          <table:table-cell table:formula="of:=ABS(ROUND([.C8])-[.C8])" office:value-type="float" office:value="0.20000000000001" calcext:value-type="float">
            <text:p>0.20000000000001</text:p>
          </table:table-cell>
          <table:table-cell table:formula="of:=([.D8]/48) * 1000" office:value-type="float" office:value="4.16666666666687" calcext:value-type="float">
            <text:p>4.166666666666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3T15:57:11.394278160</meta:creation-date>
    <dc:date>2020-12-23T16:16:16.608605369</dc:date>
    <meta:editing-duration>PT8M55S</meta:editing-duration>
    <meta:editing-cycles>1</meta:editing-cycles>
    <meta:document-statistic meta:table-count="1" meta:cell-count="34" meta:object-count="0"/>
    <meta:generator>LibreOffice/7.0.3.1$Linux_X86_64 LibreOffice_project/00$Build-1</meta:generator>
  </office:meta>
</office:document-meta>
</file>